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hyphenation-ladder-count="no-limit" fo:break-before="page"/>
      <style:text-properties officeooo:rsid="0004f881" officeooo:paragraph-rsid="0004f881" fo:hyphenate="true" loext:hyphenation-no-caps="false"/>
    </style:style>
    <style:style style:name="P4" style:family="paragraph" style:parent-style-name="Normal">
      <style:paragraph-properties fo:hyphenation-ladder-count="no-limit" fo:break-before="page"/>
      <style:text-properties officeooo:rsid="000ad045" officeooo:paragraph-rsid="000ad045" fo:hyphenate="true" loext:hyphenation-no-caps="false"/>
    </style:style>
    <style:style style:name="P5" style:family="paragraph" style:parent-style-name="Normal">
      <style:paragraph-properties fo:hyphenation-ladder-count="no-limit" fo:break-before="page"/>
      <style:text-properties officeooo:rsid="0011ec05" officeooo:paragraph-rsid="0011ec05" fo:hyphenate="true" loext:hyphenation-no-caps="false"/>
    </style:style>
    <style:style style:name="P6" style:family="paragraph" style:parent-style-name="Normal">
      <style:paragraph-properties fo:hyphenation-ladder-count="no-limit" fo:break-before="page"/>
      <style:text-properties officeooo:rsid="00173d9e" officeooo:paragraph-rsid="00173d9e" fo:hyphenate="true" loext:hyphenation-no-caps="false"/>
    </style:style>
    <style:style style:name="P7" style:family="paragraph" style:parent-style-name="Normal">
      <style:paragraph-properties fo:hyphenation-ladder-count="no-limit" fo:break-before="page"/>
      <style:text-properties officeooo:rsid="0018ea87" officeooo:paragraph-rsid="0018ea87" fo:hyphenate="true" loext:hyphenation-no-caps="false"/>
    </style:style>
    <style:style style:name="P8" style:family="paragraph" style:parent-style-name="Normal">
      <style:paragraph-properties fo:hyphenation-ladder-count="no-limit"/>
      <style:text-properties fo:hyphenate="true" loext:hyphenation-no-caps="false"/>
    </style:style>
    <style:style style:name="P9" style:family="paragraph" style:parent-style-name="Normal">
      <style:paragraph-properties fo:hyphenation-ladder-count="no-limit"/>
      <style:text-properties officeooo:paragraph-rsid="000c99f8" fo:hyphenate="true" loext:hyphenation-no-caps="false"/>
    </style:style>
    <style:style style:name="P10" style:family="paragraph" style:parent-style-name="Normal">
      <style:paragraph-properties fo:hyphenation-ladder-count="no-limit"/>
      <style:text-properties officeooo:paragraph-rsid="00087f7d" fo:hyphenate="true" loext:hyphenation-no-caps="false"/>
    </style:style>
    <style:style style:name="P11" style:family="paragraph" style:parent-style-name="Normal">
      <style:paragraph-properties fo:hyphenation-ladder-count="no-limit"/>
      <style:text-properties officeooo:rsid="0002fe31" officeooo:paragraph-rsid="0002fe31" fo:hyphenate="true" loext:hyphenation-no-caps="false"/>
    </style:style>
    <style:style style:name="P12" style:family="paragraph" style:parent-style-name="Normal">
      <style:paragraph-properties fo:hyphenation-ladder-count="no-limit"/>
      <style:text-properties officeooo:rsid="0003a6e4" officeooo:paragraph-rsid="0003a6e4" fo:hyphenate="true" loext:hyphenation-no-caps="false"/>
    </style:style>
    <style:style style:name="P13" style:family="paragraph" style:parent-style-name="Normal">
      <style:paragraph-properties fo:hyphenation-ladder-count="no-limit"/>
      <style:text-properties officeooo:rsid="0006e540" officeooo:paragraph-rsid="0006e540" fo:hyphenate="true" loext:hyphenation-no-caps="false"/>
    </style:style>
    <style:style style:name="P14" style:family="paragraph" style:parent-style-name="Normal">
      <style:paragraph-properties fo:hyphenation-ladder-count="no-limit"/>
      <style:text-properties officeooo:rsid="0007d847" officeooo:paragraph-rsid="0007d847" fo:hyphenate="true" loext:hyphenation-no-caps="false"/>
    </style:style>
    <style:style style:name="P15" style:family="paragraph" style:parent-style-name="Normal">
      <style:paragraph-properties fo:hyphenation-ladder-count="no-limit"/>
      <style:text-properties officeooo:rsid="0009c813" officeooo:paragraph-rsid="0009c813" fo:hyphenate="true" loext:hyphenation-no-caps="false"/>
    </style:style>
    <style:style style:name="P16" style:family="paragraph" style:parent-style-name="Normal">
      <style:paragraph-properties fo:hyphenation-ladder-count="no-limit"/>
      <style:text-properties officeooo:rsid="000ad045" officeooo:paragraph-rsid="000ad045" fo:hyphenate="true" loext:hyphenation-no-caps="false"/>
    </style:style>
    <style:style style:name="P17" style:family="paragraph" style:parent-style-name="Normal">
      <style:paragraph-properties fo:hyphenation-ladder-count="no-limit"/>
      <style:text-properties officeooo:rsid="000c99f8" officeooo:paragraph-rsid="000c99f8" fo:hyphenate="true" loext:hyphenation-no-caps="false"/>
    </style:style>
    <style:style style:name="P18" style:family="paragraph" style:parent-style-name="Normal">
      <style:paragraph-properties fo:hyphenation-ladder-count="no-limit"/>
      <style:text-properties officeooo:rsid="000f1187" officeooo:paragraph-rsid="000f1187" fo:hyphenate="true" loext:hyphenation-no-caps="false"/>
    </style:style>
    <style:style style:name="P19" style:family="paragraph" style:parent-style-name="Normal">
      <style:paragraph-properties fo:hyphenation-ladder-count="no-limit"/>
      <style:text-properties officeooo:rsid="0011ec05" officeooo:paragraph-rsid="0011ec05" fo:hyphenate="true" loext:hyphenation-no-caps="false"/>
    </style:style>
    <style:style style:name="P20" style:family="paragraph" style:parent-style-name="Normal">
      <style:paragraph-properties fo:hyphenation-ladder-count="no-limit"/>
      <style:text-properties officeooo:rsid="00131d3f" officeooo:paragraph-rsid="00131d3f" fo:hyphenate="true" loext:hyphenation-no-caps="false"/>
    </style:style>
    <style:style style:name="P21" style:family="paragraph" style:parent-style-name="Normal">
      <style:paragraph-properties fo:hyphenation-ladder-count="no-limit"/>
      <style:text-properties officeooo:rsid="00161ed8" officeooo:paragraph-rsid="00161ed8" fo:hyphenate="true" loext:hyphenation-no-caps="false"/>
    </style:style>
    <style:style style:name="P22" style:family="paragraph" style:parent-style-name="Normal">
      <style:paragraph-properties fo:hyphenation-ladder-count="no-limit"/>
      <style:text-properties officeooo:rsid="0016da91" officeooo:paragraph-rsid="0016da91" fo:hyphenate="true" loext:hyphenation-no-caps="false"/>
    </style:style>
    <style:style style:name="P23" style:family="paragraph" style:parent-style-name="Normal">
      <style:paragraph-properties fo:hyphenation-ladder-count="no-limit"/>
      <style:text-properties officeooo:rsid="00175c1e" officeooo:paragraph-rsid="00175c1e" fo:hyphenate="true" loext:hyphenation-no-caps="false"/>
    </style:style>
    <style:style style:name="P24" style:family="paragraph" style:parent-style-name="Normal">
      <style:paragraph-properties fo:hyphenation-ladder-count="no-limit"/>
      <style:text-properties officeooo:rsid="00188112" officeooo:paragraph-rsid="00188112" fo:hyphenate="true" loext:hyphenation-no-caps="false"/>
    </style:style>
    <style:style style:name="P25" style:family="paragraph" style:parent-style-name="Normal">
      <style:paragraph-properties fo:hyphenation-ladder-count="no-limit"/>
      <style:text-properties officeooo:rsid="0018ea87" officeooo:paragraph-rsid="0018ea87" fo:hyphenate="true" loext:hyphenation-no-caps="false"/>
    </style:style>
    <style:style style:name="P26" style:family="paragraph" style:parent-style-name="Normal">
      <style:paragraph-properties fo:hyphenation-ladder-count="no-limit"/>
      <style:text-properties officeooo:rsid="001a65fc" officeooo:paragraph-rsid="001a65fc" fo:hyphenate="true" loext:hyphenation-no-caps="false"/>
    </style:style>
    <style:style style:name="P27" style:family="paragraph" style:parent-style-name="Normal">
      <style:paragraph-properties fo:hyphenation-ladder-count="no-limit"/>
      <style:text-properties officeooo:rsid="001e0093" officeooo:paragraph-rsid="001e0093" fo:hyphenate="true" loext:hyphenation-no-caps="false"/>
    </style:style>
    <style:style style:name="P28" style:family="paragraph" style:parent-style-name="Title" style:master-page-name="MP0">
      <style:paragraph-properties style:page-number="auto" fo:break-before="page"/>
      <style:text-properties fo:font-size="18pt" fo:font-weight="bold" style:font-size-asian="18pt" style:font-weight-asian="bold"/>
    </style:style>
    <style:style style:name="T1" style:family="text">
      <style:text-properties officeooo:rsid="0003a6e4"/>
    </style:style>
    <style:style style:name="T2" style:family="text">
      <style:text-properties officeooo:rsid="0004f881"/>
    </style:style>
    <style:style style:name="T3" style:family="text">
      <style:text-properties officeooo:rsid="00087f7d"/>
    </style:style>
    <style:style style:name="T4" style:family="text">
      <style:text-properties officeooo:rsid="0008f129"/>
    </style:style>
    <style:style style:name="T5" style:family="text">
      <style:text-properties officeooo:rsid="0009c813"/>
    </style:style>
    <style:style style:name="T6" style:family="text">
      <style:text-properties officeooo:rsid="000ad045"/>
    </style:style>
    <style:style style:name="T7" style:family="text">
      <style:text-properties officeooo:rsid="000c030d"/>
    </style:style>
    <style:style style:name="T8" style:family="text">
      <style:text-properties officeooo:rsid="000c99f8"/>
    </style:style>
    <style:style style:name="T9" style:family="text">
      <style:text-properties officeooo:rsid="000d5087"/>
    </style:style>
    <style:style style:name="T10" style:family="text">
      <style:text-properties officeooo:rsid="000f1187"/>
    </style:style>
    <style:style style:name="T11" style:family="text">
      <style:text-properties officeooo:rsid="00161ed8"/>
    </style:style>
    <style:style style:name="T12" style:family="text">
      <style:text-properties officeooo:rsid="00173d9e"/>
    </style:style>
    <style:style style:name="T13" style:family="text">
      <style:text-properties officeooo:rsid="001a65fc"/>
    </style:style>
    <style:style style:name="T14" style:family="text">
      <style:text-properties officeooo:rsid="001bcb5d"/>
    </style:style>
    <style:style style:name="T15" style:family="text">
      <style:text-properties officeooo:rsid="001c1124"/>
    </style:style>
    <style:style style:name="T16" style:family="text">
      <style:text-properties officeooo:rsid="001e0093"/>
    </style:style>
    <style:style style:name="T17" style:family="text">
      <style:text-properties officeooo:rsid="001e2889"/>
    </style:style>
    <style:style style:name="T18" style:family="text">
      <style:text-properties officeooo:rsid="001f1be3"/>
    </style:style>
    <style:style style:name="T19" style:family="text">
      <style:text-properties officeooo:rsid="002106f6"/>
    </style:style>
    <style:style style:name="T20" style:family="text">
      <style:text-properties officeooo:rsid="002172b7"/>
    </style:style>
    <style:style style:name="T21" style:family="text">
      <style:text-properties officeooo:rsid="002277ca"/>
    </style:style>
    <style:style style:name="T22" style:family="text">
      <style:text-properties officeooo:rsid="00246276"/>
    </style:style>
    <style:style style:name="T23" style:family="text">
      <style:text-properties officeooo:rsid="002610ec"/>
    </style:style>
    <style:style style:name="T24" style:family="text">
      <style:text-properties officeooo:rsid="00287e33"/>
    </style:style>
    <style:style style:name="T25" style:family="text">
      <style:text-properties officeooo:rsid="002bd80b"/>
    </style:style>
    <style:style style:name="T26" style:family="text">
      <style:text-properties officeooo:rsid="002c5ef7"/>
    </style:style>
    <style:style style:name="T27" style:family="text">
      <style:text-properties officeooo:rsid="002dc645"/>
    </style:style>
    <style:style style:name="T28" style:family="text">
      <style:text-properties fo:background-color="#ffff00" loext:char-shading-value="0"/>
    </style:style>
    <style:style style:name="T29"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ssembly Tutorial Lesson #<text:span text:style-name="T27">9</text:span></text:p>
      <text:p text:style-name="Subtitle">Meet the Kernal</text:p>
      <text:p text:style-name="Normal">[Title slide]</text:p>
      <text:p text:style-name="Normal">Hi there! This is Matt Heffernan. Welcome back to my channel. This is the <text:span text:style-name="T27">nin</text:spa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In this episode, we are going to say “hello” to VERA, a special component that was created for the X16 that handles all the things that are no longer <text:span text:style-name="T17">by current chip production</text:span> to be compatible with 8-bit systems. The most visible thing VERA does is, well, the video. So that’s what we are going to learn about today: how to configure and update the display of the X16 by using the VERA directly.</text:p>
      <text:p text:style-name="Normal">[Cut to slide 2: VERA]</text:p>
      <text:p text:style-name="Normal">So what exactly is VERA? Well, it’s short for Versatile Embedded Retro Adapter, and it’s a daughter board that is mounted in parallel to the X16 motherboard and is connected to the 65C02 data bus. It is based on a Field-Programmable Gate Array, or FPGA, which is a chip that can be programmed to implement any digital circuit. This way, it could be designed specifically to work with the X16 and can provide all the missing components needed to complete this 8-bit dream computer.</text:p>
      <text:p text:style-name="Normal">For the graphics, it puts out a 640x480 256-color display signal at 60 Hz, which can be connected to a standard VGA monitor or a NTSC TV through either composite video or S-Video connections. It even supports interlaced graphics through the VGA connector for certain vintage monitors. If you don’t live in North America or Japan, the NTSC TV connections likely won’t work with your TV’s analog inputs, so you’ll need to use a VGA monitor. But, for now, anybody can use the emulator, just as we have been for this series.</text:p>
      <text:p text:style-name="Normal">The color palette uses 12-bit colors to define all 256 colors however you wish, and the display can be composed of layers containing bitmaps, tiles, text and sprites.</text:p>
      <text:p text:style-name="Normal">Beyond video, the VERA also provides an interface to an SD Card and two kinds of audio output, which will all be in a later video. Right now, let’s get to the basic<text:span text:style-name="T18">s</text:span> of how a program can interface with VERA.</text:p>
      <text:p text:style-name="Normal">[Cut to slide 3 – memory map]</text:p>
      <text:p text:style-name="Normal">Let’s take a look at the X16 memory map again. That orange segment starting at hex 9F00 is for hardware I/O, and the entire VERA interface is mapped to there.</text:p>
      <text:p text:style-name="P1">[Cut to slide 4 – registers]</text:p>
      <text:p text:style-name="Normal">All that the CPU can access of the VERA directly is a set of 32 8-bit registers. Every change and update to what you see is done by storing values to these registers. VERA has its own separate memory called VRAM or Video Random Access Memory. This serves pretty much the same purpose as the VRAM in your modern computer’s display adapter, but the VERA memory is structured in a way that makes it possible for an 8-bit computer to use it. VRAM has a 17-bit address space with two 8-bit data channels that can be connected to the X16 data bus. It also has two more 8-bit channels that are used for sound and the SD card, but that, again, is outside the scope of this video. Today, we are just going to be looking at how to access VRAM and deal with those 17-bit addresses.</text:p>
      <text:p text:style-name="Normal">[Cut to slide 5 – VRAM Interface]</text:p>
      <text:p text:style-name="Normal">The first step for any VRAM access is to specify which data port you are using. This is done with the VERA Control port at hex 9F25 by setting bit 0 to the desired port. This means that any address you store in the address registers will be for that port. If you flip that address selection bit, you can specify an entirely different address for the other port. As the addresses are 17 bits, they require three different registers to specify them. Bit 16 of the address must be written to bit zero of hex 9F22, which is the Address-High register, or you could just call it the “bank” register as that’s how the bit is handled by the assembler. This register also lets you specify a stride value that updates the VRAM address for the port each time it is accessed by the data bus. The next two registers are for the lower 16 bits of the address. Once the address is set for a port, you can access it through the corresponding data register, with data port 0 at hex 9F23 and port 1 at 9F24. The ports can be used independently of each other, but just seeing the registers doesn’t really explain it.</text:p>
      <text:p text:style-name="Normal">[Cut to slide 6 – read and write]</text:p>
      <text:p text:style-name="Normal">Instead, let’s take a look at how these registers are actually used. For this case study, let’s say we want to copy a single byte in VRAM from hex address 02468 to 13579. If this was regular RAM, we would do this with a single load/store pair. Even if it was between two different memory banks, it still would be trivial. But for VRAM, we need to set up the address registers for each location. To make it slightly cleaner, we use port 0 for the source address and port 1 for the destination. So, first we need to define all the register addresses we are going to need, then constants for the VRAM addresses.</text:p>
      <text:p text:style-name="Normal">At “start”, we store zero to VERA_ctrl to specify data port 0. Then, we store the source address into the three address registers. For bit 16, we use the caret to get the “bank” portion of the VRAM address, which would normally give you the highest 8 bits of a 24-bit value. But here there is only 1 bit above the bottom sixteen, so that’s what the caret gives you. The remaining 16 bits are accessed with the angle braces as in regular 16-bit values. To set up port <text:span text:style-name="T18">1</text:span>, we write a one to VERA_ctrl and store the destination address in the three address registers. Finally, with both ports finally set up with the required addresses, we can do the copy with a simple load from data port 0 and a store to data port 1.</text:p>
      <text:p text:style-name="Normal">I know, this seems like a lot of code to just copy a single byte, but the reality is that this is not a common use case. Generally, you are copying arrays of data, and usually between regular memory and VRAM, so only one port is needed. Either way, striding is what makes it efficient.</text:p>
      <text:p text:style-name="P1">[Cut to slide 7 – Striding]</text:p>
      <text:p text:style-name="Normal">As we saw earlier, the address “bank” register has its upper bits dedicated to defining the stride. In the case study we just saw, the stride was set to zero, which means that the data port will always be fixed to the specified address no matter how many times you read or write to it. Most of the time, we want to access other addresses on subsequent loads or stores with the data register. This is done automatically by setting a stride value in the upper four bits of the bank register, and then specifying a direction in bit 3. If Bit 3 is set, then the address is decremented by the stride value, otherwise it is incremented. The stride value, meanwhile, is only an identifier. The number of bytes advanced is shown in the table here. For most values, the stride size is 2 to the power of the value minus 1, meaning that a stride value of 1 will be 2 to the zero power, which of course is just 1. Then 2 is 2 to the first power, which comes back around to 2. 3 gets you 2 to the second, which is 4, and so on. Hex A is decimal 10, so its stride size is 2 to the ninth, which is 512 bytes and that’s the highest power of 2 that makes sense to use. Higher stride values are based on screen geometry, starting with 40 at hex B and doubling all the way to 640 at hex F. In later episodes we’ll see use cases for most of these, but for now let’s look at what a stride of 2 can do for us.</text:p>
      <text:p text:style-name="Normal">[Cut to slide 8 – writing array]</text:p>
      <text:p text:style-name="Normal">Let’s say we have an array that we want to write to even addresses starting at the very top of VRAM, address zero. Our array has five bytes, so we want them to be written to even addresses from 0 through 8 while leaving the odd addresses from 1 through 7 alone. Using a stride of 2 will do exactly this, so we set the upper nibble of the bank register to 2 and then zero to everything else, as that is what we have specified as the destination address. Then we start a loop by initializing X to zero then using it to index into the array. After each indexed load we store the byte to the data port and increment X until we get to the length of the array, which we calculate with the assembler using the start label minus the array label. The whole array is written to VRAM once we fall out of the loop. But what does this mean for VERA?</text:p>
      <text:p text:style-name="Normal">[Cut to slide 9 – Wait, what?]</text:p>
      <text:p text:style-name="Normal">Um… so what just happened? The values we wrote didn’t look like PETSCII or even ASCII codes, so why did they spell HELLO? And why all together, in magenta, with no space between the letters? The answer lies in how VERA handles the display configuration.</text:p>
      <text:p text:style-name="P2"/>
      <text:p text:style-name="Normal">[Cut to slide 10 – graphics configuration]</text:p>
      <text:p text:style-name="Normal">VERA supports two graphics layers, plus 128 free-floating sprites. By default, only layer 1 is enabled, so bit 5 is set in the Display Composer Video register at hex 9F29. This is where all the text and PETSCII graphics you see in the boot screen is placed. Also in the Video register is the current output mode, which is set to VGA by default. You could also use this register to disable the Chroma signal of the NTSC output to get a black and white signal, and bit 7 is a read-only indicator to let you know which field is being scanned when in interlaced mode. We’ve seen the horizontal and vertical scale registers before, and how their default value of 128 means that the display is at full 640x480 scale.</text:p>
      <text:p text:style-name="Normal">Each layer has its own set of configuration registers, starting with the main CONFIG register, which is at hex 9F2D for layer 0 and 9F34 for layer 1. Of course, only layer 1 is enabled by default, so only the layer 1 registers are populated by default. For the main CONFIG register, <text:span text:style-name="T19">it is set to hex 60</text:span>, <text:span text:style-name="T19">which</text:span> means that the tilemap is set to 128 by 64. <text:span text:style-name="T19">This</text:span> will provide the 80x60 text map we see on the screen, with some overscan that is hidden to the right and below the screen. The X16 has layer 1 in 16-color text mode by default, which means the T256 bit is clear, and the Color Depth value is 0, which means 1 bit per pixel. We’ll see in later episodes how to change a layer to use tiles of different color depths <text:span text:style-name="T19">and maps of different dimensions</text:span>.</text:p>
      <text:p text:style-name="Normal">Each layer needs a part of VRAM to store what is going to be seen on the screen at any time, and this is what the MAPBASE register is for. By default, the layer 1 MAPBASE at hex 9F35 is set to zero, meaning that the text that is rendered on the screen is specified in VRAM starting at address zero, just like we poked at in our last case study. Of course, this is only an 8-bit register and it needs to store a 17 bit address. This is done by only specifying bits 16 through 9. The lower 9 bits of the starting address need to be zero. In other words, the map needs to be aligned to 512-byte boundaries, you can’t just start it at any arbitrary address. The graphics that get rendered on screen based on that map need to be defined elsewhere in VRAM, specified by the TILEBASE register, which is hex 9F36 for layer 1. This register specifies bits 16 through 11 of the address, followed by two bits to indicate the height and width of each tile. As the PETSCII glyphs are 8x8 tiles, both of these lower two bits are zero, meaning that the TILEBASE address is effectively shifted nine bits just like the MAPBASE. The default value for layer 1 is hex 7C, which comes out to hex address 0F800 when shifted 9 bits back to the left. Because those two bits are needed to indicate the tile dimensions, the lower 11 bits of the TILEBASE address needs to be zero, which is a 2 kilobyte alignment. Unlike the MAPBASE, the TILEBASE is not fixed in size. It is only limited by the number of bits used for the tile index in the map. For text, that’s 8 bits, meaning 256 different text glyphs can be defined. For graphical tile<text:span text:style-name="T19">s</text:span> with more than 1-bit color depth, the index size goes up to 10 bits, meaning you can have up to 1024 different tiles at your disposal. Of course, that all depends on available VRAM and the color depth and size of your tiles, as 1024 8-bit color 16x16 tiles is 256 kilobytes, which is more than twice the total available VRAM. We’ll get into that math more in later episodes on graphics. For now, let’s take a closer look at text layers.</text:p>
      <text:p text:style-name="Normal"/>
      <text:p text:style-name="P1">[Cut to slide 11 – tilemap]</text:p>
      <text:p text:style-name="Normal">As we saw earlier, layer 1 is set to 128x64 character tiles by default, even though the display only shows 80x60 characters. If you could see beyond that 80x60 rectangle, you would see random garbage, as shown from this composited screencap. VERA allows you to scroll tile and text layers, so if you were to scroll layer 1 right after startup, this is what you would see. Not exactly this garbage, but actual random garbage, and even the emulator has new random garbage each time it boots. The BASIC ROM only initializes the visible part of the map to make the background all blue and most of the text white, with the exception of the X16 butterfly logo, which has multiple colors of PETSCII graphic characters. Everything else is left as-is, meaning random screen codes and random foreground and background colors. So that’s what fills up the logical 1024x512 pixel layer beyond the visible 640x480, and this configuration specifies that the default PETSCII graphics characters will populate it, and the map will start at the very beginning of VRAM and extend to hex 03FFF, meaning that you can use VRAM starting at hex 04000 for some other stuff. But first, let’s take a look at how this map’s contents are defined.</text:p>
      <text:p text:style-name="Normal">[Cut to slide 12 – text map entry]</text:p>
      <text:p text:style-name="Normal">When we did the striding case study, we were writing screen codes to even VRAM addresses, starting at zero, which we now know is the beginning of the layer 1 map. For letter characters, screen codes aren’t the same as PETSCII or ASCII codes. Instead, screen codes start at zero with the @ symbol, which is normally hex 40 in PETSCII and ASCII, and is then followed by capital letters when using the default graphical PETSCII character set. So, A is 1, B is 2, and so on, which is what makes the array 8,5,12,12,15 come out to H-E-L-L-O. You can see here the full default Upper/Graphics character set that contains the full set of PETSCII graphics characters, but no lower-case letters, all shown in order of their screen codes. The X16 has two other character sets built into ROM, including the Lower/Upper character set that is also a PETSCII legacy set that replaces the upper-case letters with their lower-case counterparts, and replaces some of the graphical characters with upper-case letters, starting at hex 41, which makes at least those screen codes the same as their PETSCII or ASCII codes. The third character set is a new one created for the X16 based on the ISO 8859-1 standard which has been used by many terminals as it provides support for most Western European languages with common diacritical marks and non-English letters. The ISO set finally provides full ASCII compatibility with the screen codes, and replaces the control codes with reverse-video letters and a few special characters. Only the original PETSCII sets devote the whole second half of themselves to reverse video, where setting bit 7 of a screen code will give you the reverse of the same glyph.</text:p>
      <text:p text:style-name="Normal">The odd addresses that follow the screen codes specify the background and foreground colors of the character. 16-color text mode only uses the first 16 colors of the total 256-color palette, which lets you express each color as a 4-bit value. Text starting with the initial BASIC prompt is white on blue, which translates to a color byte of hex 61, with 6 for the blue background and 1 for the white foreground. You can see the default 16-color palette here, but you can change those to be whatever 12-bit colors you want, as we will see soon.</text:p>
      <text:p text:style-name="P2"/>
      <text:p text:style-name="Normal">[Cut to slide 13 – screen codes vs PETSCII codes]</text:p>
      <text:p text:style-name="Normal">But first, let’s take a final look at what our case study did. We now know that we stored screen codes for the letters in HELLO into the beginning of VRAM, skipping over the color bytes. By doing that, those color bytes following the screen still hold their original value, which was hex 64, or magenta on blue. Even though nothing but spaces were put between those upper wing tips, the color setting was kept rather than switching to white or some other foreground color in between. This is why not only the H but the rest of the letters all came out magenta. But that was from writing screen codes directly into VRAM. What if we used the Kernal to output PETSCII codes as we have in previous lessons? The assembly code here would do that, and you will see that the array is different, with each value being larger by 64 because these are PETSCII codes. Also, while it appears to be less code than the case study, it will take longer to execute because of the repeated calls to CHROUT. And at the end, you will get white characters instead of magenta because CHROUT fills in the color bytes with the current screen settings, which is white on blue after BASIC finishes booting. It will do this no matter where you plot the cursor, so at the very least CHROUT is making two writes to VRAM for every character, and much of the time you don’t need to change the color. So even if it may be more cumbersome to program, the performance is often much better when you write to VRAM directly.</text:p>
      <text:p text:style-name="Normal">Also, at the bottom you can see the PETSCII code charts for both PETSCII character sets, and you can see that while the control codes stay the same, the letters are completely different. Capital letters take up two separate areas, so you could have bit 7 set or cleared for upper-case letters, and it won’t matter when you use CHROUT. But when you use screen codes to write to VRAM, each 8-bit code is different. You can just set bit 7 to make the character reversed, but with CHROUT you need to first output the REVERSE control code and then output the regular PETSCII codes. What you would use for a text-based application would have to depend on how you want it to behave and what kind of performance you need.</text:p>
      <text:p text:style-name="P8">[Cut to slide 14 – 1bpp tiles]</text:p>
      <text:p text:style-name="P8">Now let’s look at the tile set. For text tiles, only 8 bytes is needed for each glyph as it is one bit per pixel and they are 8x8 pixels, so each byte represents a whole row of bits. This means that the address for the glyph bitmap is the screen code times 8 plus the starting address of the tile set. By default, the layer 1 text tile set starts at hex 0F800 in VRAM, taking up the last 2k of the VRAM zero bank. This may not be a convenient place to have it, so you may want to move the tile set if you want to use both PETSCII text and have other graphics assets span across the two VRAM banks. We’ll get into that kind of manipulation in a later episode. For now, we’re going to keep it at 0F800, which means that the A glyph will be at 0F808 a<text:span text:style-name="T20">s</text:span> its screen code is 1. Going to the end of the character set, screen code 255, which is a 2x2 checkerboard pattern, will be at hex 0F800 plus decimal 255 times 8, which comes out to be hex 0FFF8. Even with the text character sets that come from ROM, you can change the appearance of any tile once it is in VRAM, and we’ll see how to do that soon. Right now, you can see how the bytes define the rows, with the set bits colored red to more easily see which pixels are going to be set to the foreground color. Simply writing to these bytes in VRAM will let you change these glyphs to look however you want. You aren’t limited at all to what’s present in the standard PETSCII character set, but only to 256 characters of your choosing.</text:p>
      <text:p text:style-name="P1"/>
      <text:p text:style-name="P8">[Cut to slide 15 – palette]</text:p>
      <text:p text:style-name="P8">We saw earlier what the default 16-color palette looks like, but here is the full default 256-color palette. VERA lets <text:span text:style-name="T20">us</text:span> only define one palette at a time for the whole system, and it has a fixed place in VRAM at hex 1FA00, which places it towards the end of bank 1, which is much more out of the way than the default character set. Each color entry is two bytes, meaning the palette only takes up 512 bytes and only provides 12 bits to define each color. Consequently, 4 bits are wasted for each color entry, but nobody is crying out for those 128 bytes to be reclaimed. So, for each color the green and blue components are set in the first byte, and the red component is set in the lower nibble of the second byte. This is effectively a little-endian 16-bit value, with a standard RGB order starting at bit 11. You could convert one of these values to a 24-bit color by multiplying each component by 17, which would be the same as doubling each nibble, so that a little-endian entry of hex 23 followed by 01 could be expanded to the standard hex notation of hash-112233. <text:s/>If you were to convert a standard 24-bit RGB value to this 12-bit format, you could simply chop off the lower nibble of each color component. So, a standard RGB notation of hash-456789 could be converted to hex 0468, which would be stored as little-endian bytes 68 and 04.</text:p>
      <text:p text:style-name="P8">You can set any entry in the palette to any 12-bit color you want, but the first color at index zero is special. By default it is black, and that is what it will look like by default when rendered on a single layer. But it is actually transparent, and then the black you see is actually coming from the background, which is black by default and is not set in the palette. So, you could change that first color entry to whatever you want, but it won’t make any difference on the screen. In a later episode, we’ll see how this palette can be chopped up into 16 different 16-color palettes, but for now we are only dealing with text modes, and those can either use only the first 16 colors, or all 256.</text:p>
      <text:p text:style-name="P8">[Cut to slide 16 – layer 0]</text:p>
      <text:p text:style-name="P8">We kind of skipped over layer 0 because it’s not enabled by default, and all we’ve seen so far in any of these lessons is stuff in layer 1. Layer 0, when enabled, is rendered behind Layer 1, meaning that it will only be visible when layer 1 is disabled or through any pixels in layer 1 that are set to be transparent by using color index zero. If you have layer 0 initialized to be all non-black, any black pixels on layer 1 will not in fact be rendered as black, but whatever color is on layer 0. To get opaque black, you’ll need to make another color entry black besides index zero. Layer 0 is scaled the same as layer 1, but otherwise it is completely independent, and can be configured in any way, including as a tilemap that can be scrolled independently of layer 1, making things like parallax effects easy to implement.</text:p>
      <text:p text:style-name="P8"/>
      <text:p text:style-name="P2">[Cut to slide 17 – example program]</text:p>
      <text:p text:style-name="P8">For our example program in this lesson, we are going to create a text graphics demo using two layers. Layer 1 will be the same 16-color layer as before, but Layer 0 will now exist as a 256-color text layer beneath it. It will also respond to the keyboard by changing the foreground and background colors of layer 1 text when number keys are pressed. It will also respond to certain letters, with I and O controlling zooming using the scale registers, R toggling the layer 1 character set between the default and an alternative set elsewhere in VRAM, S changing the @ symbol to a smileyface emoji in the default character set, T and P toggling the visibility of layers 1 and 0, respectively, C changing color index 1 between white and black, and finally Q quitting the program. It seems like a lot, and this will be our longest example program to date, but doing each of these display changes requires very little code individually. So let’s jump right into our text editor.</text:p>
      <text:p text:style-name="P8">[Cut to Atom]</text:p>
      <text:p text:style-name="P8">After our perfunctory preamble of segments, we have the usual jump start, and then a whole bunch of constants and data. First, we define a zero page pointer for some indirect addressing, then all the VERA registers we are going to use, which line up with all the registers we saw earlier in the slides. </text:p>
      <text:p text:style-name="P8">[Scroll to VRAM addresses]</text:p>
      <text:p text:style-name="P8">Then we set up our VRAM memory map, starting with the default layer 1 map at the top, immediately followed by the layer 0 map at hex 04000. Then we have a special location for the Lower/Upper character set at hex 0F000, which will make it adjacent to the Upper/Graphics character set in its default location at hex 0F800. In between we use an expression to define where the reverse video glyphs start in the Lower/Upper character set, which will start with screen code 128. This way, if we relocate the beginning of this character set, we won’t need to redefine this expression, it will just move along with it. Then near the end of VRAM, we have our fixed palette address.</text:p>
      <text:p text:style-name="P8">Then we define the register address for setting the ROM bank, and then the two ROM banks we will need, starting with the bank 4 for the BASIC ROM, which is where we start and where we want to end up before returning to the BASIC prompt. Then we have the character set ROM in bank 6, which we will use to copy the Lower/Upper set to VRAM to have it and the default character set both available all the time. Our next constant defines where that set is located in ROM once we switch there.</text:p>
      <text:p text:style-name="P8">After that we define the addresses of the Kernal subroutines we are going to use, namely CHROUT for outputting PETSCII codes and GETIN for reading PETSCII codes from the keyboard buffer.</text:p>
      <text:p text:style-name="P8">[Scroll to PETSCII codes]</text:p>
      <text:p text:style-name="P8">Then we have the PETSCII codes that we need to either read or write, and then finally a screen code mask for making characters reverse video.</text:p>
      <text:p text:style-name="P8"/>
      <text:p text:style-name="P2">[Scroll to globals]</text:p>
      <text:p text:style-name="P8">After all the constants we define our global data in RAM, starting with a variable to hold the current text color in layer 1, which is set to the default white-on-blue at load time. Then we have a smileyface glyph to be written to the character set when requested, written in binary to make it easier to see the pixels when I do a find for 1.</text:p>
      <text:p text:style-name="P8">Then we have a pair of strings, the first in all lower-case, like we’ve seen all along, but then the second in all upper-case, which you may remember from a previous video to be a bad idea. In the demo of this program, we’ll see why.</text:p>
      <text:p text:style-name="P8">[Scroll to start]</text:p>
      <text:p text:style-name="P11">At start, we clear the screen and make sure our text output color is white. Then we print out the two text lines with a couple of loops, starting with “email”, then onto the second line to print “hidden”, then a final RETURN to move the cursor to the third line. <text:span text:style-name="T1">So far, this should all be familiar if you’ve been watching this series.</text:span></text:p>
      <text:p text:style-name="P12">[Scroll to copy character set]</text:p>
      <text:p text:style-name="P12">But then we get to the code that will copy the Lower/Upper character set from ROM to VRAM. First, we need to switch the current ROM bank to the character set bank. Then we copy the starting address of the character set to our zero page pointer. To do the copy <text:span text:style-name="T21">from ROM</text:span>, we are going to make use of both data ports. First, we set up port zero to copy the character glyphs in their original form to the beginning of the VRAM area we set with the VRAM_lowerchars address. We want a stride of 1 to not leave any gaps between the bytes we are copying, so we set the high nibble of the bank register to 1 by or-ing hex 10 with the bank bit of VRAM_lowerchars. Then we put the high byte of that address in the high register, and we just zero out the low register as we know this address must be aligned so that the entire low byte must be zero, anyway.</text:p>
      <text:p text:style-name="P12">Then we set up port 1 to start at the halfway point of where this character set is being placed in VRAM. This is because the reverse-video characters aren’t stored in ROM, so we’ll need to invert the regular glyphs and write those to the second half of the character set. So, we use a stride of 1 again and use the VRAM_lower_rev address as the starting point.</text:p>
      <text:p text:style-name="P12">To do the actual copy, we initialize the index registers with X set to 4 to count down the pages, and Y with zero as that will be used for indexing into ROM.</text:p>
      <text:p text:style-name="P12">[scroll to copy_char_loop]</text:p>
      <text:p text:style-name="P12">Each iteration of the loop starts with loading a byte from ROM, which will be a row of glyph pixels. <text:span text:style-name="T2">We use the indirect indexed with Y mode to use our zero </text:span><text:span text:style-name="T21">page</text:span><text:span text:style-name="T2"> pointer address. Then we store the original row to data port zero, then invert it with an exclusive OR with hex FF and store the reverse-video row to data port one. We increment Y to get to the next byte, but if Y comes back around to zero, we need to move on to the next page of ROM. To do this we increment the high byte of the zero page pointer then decrement X. If X is not zero yet, we have more to copy, so we go back to the top of the loop. When we fall out of the loop with X down to zero and all four pages copied in both original and reverse-video forms, we finish by restoring the ROM bank to the BASIC bank so that we will be able to return to BASIC eventually.</text:span></text:p>
      <text:p text:style-name="P3">[scroll to layer 0 config]</text:p>
      <text:p text:style-name="P13">While we are keeping the default configuration of layer 1 at the beginning, we need to define a new configuration for layer 0. We set the CONFIG register to hex 68, which will set the layer to be 256-color text mode, also with dimensions of 128x64. Then we set the MAPBASE to the address we specified earlier with VRAM_layer0_map, and then the TILEBASE is set to the default Upper/Graphics PETSCII character set that is already in VRAM after boot, same as layer 1.</text:p>
      <text:p text:style-name="P13">To toggle color index 1 between black and white, we need to make sure that the palette is properly initialized in VRAM. While VERA is using the default palette already, the palette is not stored in VRAM on boot and will contain random garbage. Only when you write to the palette in VRAM will it change, and then what you have written will be readable. Since the only color we need to read is at index 1, we only need to set those two bytes. So, we set up data port 0 to start at the third byte of the palette with a stride of 1. Then we write hex FF, followed by hex 0F to maximize all three color components, which gives us white. <text:span text:style-name="T29">Now, to change it to black, we’ll only need to flip these 12 bits to zero.</text:span></text:p>
      <text:p text:style-name="P14">[scroll to populate layer 0]</text:p>
      <text:p text:style-name="P10"><text:span text:style-name="T3">We want to </text:span><text:span text:style-name="T4">populate layer zero with a visualization of the full 256-color palette, so we will do this with reverse-video spaces in each of the colors of the palette, arranged in rows of 16. 256-color text is different from 16-color text in that there is only one color specified in the color byte, and it uses the full 8-bit color index. This will be for the foreground color as the background color is fixed to color index 0, which is black on layer 0 or transparent on layer 1. But </text:span><text:span text:style-name="T22">the </text:span><text:span text:style-name="T4">reverse-video space </text:span><text:span text:style-name="T22">is</text:span><text:span text:style-name="T4"> just a square of all foreground, so within </text:span><text:span text:style-name="T5">the 16x16 character square we populate, no black will be showing through between the colored squares.</text:span></text:p>
      <text:p text:style-name="P15">So to start we need to set up data port zero to start at the address we specified in VRAM_layer0_map. Then we load the accumulator with the screen code for a reverse-video space, which will stay there as the loop that follows won’t need to change it. We also initialize both index registers, X with 0 as that will be used to count up to 256, and Y with 16 as that will count down to the end of each row. At the start of the loop iteration, we store the screen code in A followed by the color index in X. Then we increment X and if it goes back around to zero, then all 256 colors have been used, so it’s time to fall out of the loop to @check_keyboard. Otherwise, we decrement Y and if it’s not down to zero yet, we continue to the next iteration. When it does get down to zero, we know a row is complete, so we increment the high byte of the address to get to the next row and zero out the low byte of the address to get back to the beginning of the row. This works because each row of this layer has 128 character<text:span text:style-name="T23">s</text:span>, with two byte<text:span text:style-name="T23">s</text:span> for each, so each row takes up 256 bytes of VRAM in the map. Of course, 256 is hex 100, so that’s why we increment the high byte and all rows start with addresses that have zero for their low byte. <text:span text:style-name="T6">So after adjusting the address registers we reset Y to 16 and continue to the next iteration.</text:span></text:p>
      <text:p text:style-name="P16"/>
      <text:p text:style-name="P4">[scroll to check_keyboard]</text:p>
      <text:p text:style-name="P9"><text:span text:style-name="T7">With the default state of both layers all set, we are ready to start the main loop of our program. We start with a call to GETIN to check the keyboard buffer. If it returned zero, the buffer is empty, so we keep calling GETIN until a non-zero PETSCII code is placed in A. Once it happens, we first check to see if it’s the zero character. If its code is less than that value, it’s not something we’re looking for, so we ignore it and wait for the next keystroke. </text:span><text:span text:style-name="T8">Otherwise, we compare it with the code that comes after the 9 character. If it is that or higher, the character is not a number and we branch to @check_c to see if it is one of the letters we are looking for. Otherwise, we know it’s a number character so we call the set_color subroutine then go back to wait for the next keystroke. We’ll see how that subroutine works later along with the rest that we are going to see in this loop. For now we continue on to @check_c where we know the character is at least not a number. We compare it to the C character and if it’s not that we branch to @check_i. Otherwise, we call toggle_color1 and then go back to wait for the next keystroke. At @check_i, you guessed it, we check for the I character, and if it’s not that we branch to @check_jump. Otherwise, we call zoom_in and then wait for the next keystroke. </text:span></text:p>
      <text:p text:style-name="P17">[scroll to @check_jump]</text:p>
      <text:p text:style-name="P9"><text:span text:style-name="T8">Finally, we get to @check_jump where we check to see if it’s one of the remaining letters we are looking for. If it’s less than the O character, we go back. If it’s greater than the T character, we go back. But if it’s in between then we know it’s in the range of letters </text:span><text:span text:style-name="T9">that are all used by this program. So, rather than have a bunch more compares and branches, we’ll use a jump table. We could have done a big jump table for the whole character set, but that would have been unwieldy, so we keep it to this stretch of letters. To calculate the index into this jump table, we need to subtract the PETSCII code for O so that the value in A will be in the range of zero to 5. But since the addresses in the jump table will be 16-bit, we need to multiply that index by 2 with a simple arithmetic shift left. </text:span><text:span text:style-name="T10">Then we transfer this index to the X register and do an indexed indirect jump to one of the addresses in the jump table. If X is zero, the letter pressed was O, so we jump to @zoom_out. If X is 2, then the letter pressed was P, so we jump to @toggle_layer0. And so on through the jump table we go straight to @return if Q was pressed, meaning the program will quit. We go to @toggle_charset for R, @make_smile for S and @toggle_layer1 for T.</text:span></text:p>
      <text:p text:style-name="P18">[scroll to @zoom_out]</text:p>
      <text:p text:style-name="P18">Below the jump table we find all the targets, starting with @zoom_out, which will call the zoom_out subroutine and then go back for the next keystroke. The same pattern continues to call toggle_layer0, toggle_la<text:span text:style-name="T24">y</text:span>er1, toggle_charset, and make_smile. Finally, @return simply returns back to the BASIC prompt without going back for the keyboard buffer again.</text:p>
      <text:p text:style-name="P19">Now, let’s take a look at those subroutines.</text:p>
      <text:p text:style-name="P19"/>
      <text:p text:style-name="P5">[scroll to set_color]</text:p>
      <text:p text:style-name="P20">The set_color subroutine is called when a number key is pressed. If it was zero or 6 through 9, then we set the background color. Otherwise, we set the foreground color. In all cases, we use the number itself to determine the color index to be set.</text:p>
      <text:p text:style-name="P20">For background colors, we want the number to be in the high nibble, so we simply shift it 4 bits to the left then transfer it to Y to save it. Then we load the current value of text_colors and clear out the high nibble with an AND with hex 0F. We continue to @set_colors where we store A back to text_colors then transfer the new color index from Y back to A. Then we do an OR with text_colors to set the index in the clear nibble and branch to @start.</text:p>
      <text:p text:style-name="P20">If we are setting a foreground color, we need the number to be in the low nibble, so we just clear out the high nibble with an AND with hex 0F and transfer the number to Y. Then we load text_colors into A and clear out the low nibble by ANDing with hex F0 then branching back to @set_colors where that same code will assemble the new text_colors value just the same as it did in the previous case.</text:p>
      <text:p text:style-name="P21">[scroll to @start]</text:p>
      <text:p text:style-name="P20">Finally, we end up at @start where we can begin filling in the color bytes for the first two rows with the new value we calculated. <text:span text:style-name="T11">So, we want to start with the second byte of the layer 1 map and use a stride of 2 so that we leave the screen codes alone and only touch the color bytes. Once we have the address set, we initialize X to zero and enter the loop, where we simply have to store the new color byte in Y to data port 0 then increment X. Once we have gone through 256 iterations, X will come back around to zero and we know that the first two rows have been updated, so we’re done. Until then, we keep looping around and incrementing X until we finally fall out of the loop and return.</text:span></text:p>
      <text:p text:style-name="P21">The next subroutine is zoom_in, which is called when I is pressed. We simply read the current value of the horizontal scale, and if it’s down to 1, we have no further to zoom, so we just return. Otherwise, we divide both scale values by two with a simple logical shift right on each register then return.</text:p>
      <text:p text:style-name="P21">[scroll to zoom_out]</text:p>
      <text:p text:style-name="P22">We call zoom_out when O is pressed, and here we check to see if the current scale is maxed out at 128. If it is, we just return. Otherwise, we multiply both scale values by two with a simple arithmetic shift left of each register, then return.</text:p>
      <text:p text:style-name="P22">When C is pressed, we call toggle_color1, which needs to flip the bits of color index 1 in the palette. So we need to setup data port zero to start with the third byte of the palette, but with a stride of zero so that we can read and write to the port without changing the address. We load the first byte, which will contain both the green and blue components, so we just flip all the bits with an exclusive OR with hex FF. <text:span text:style-name="T12">Then we store it right back through the data port as the address hasn’t changed thanks to the zero stride. But now we do need to move on to the next address, so we increment the address to get the red component. We do this just on the low byte because we know that this won’t put us on a new page of VRAM. We load the red component in from the data port and flip its bits with another exclusive OR, but this time we only need to flip the lower nibble, so hex 0F will work just fine. Then we store that back and the color is completely changed and we can return.</text:span></text:p>
      <text:p text:style-name="P6">[scroll to toggle_layer0]</text:p>
      <text:p text:style-name="P23">When P for Palette is pressed, toggle_layer0 is called which simply flips bit 4 of the DC VIDEO register, which will enable or disable layer 0.</text:p>
      <text:p text:style-name="P23">T for Text will result in a call to toggle_layer1, and there we flip bit 5 of DC VIDEO to enable or disable layer 1.</text:p>
      <text:p text:style-name="P23">We call toggle_charset when R is pressed, so we want to switch the character set that the layer 1 TILEBASE is pointing to. First we check to see if it is currently the Upper/Graphics PETSCII set. If it is, we change it to the Lower/Upper set by loading the VRAM_lowerchars address shifted to the right by nine bits to fit it into the TILEBASE register. Otherwise, we change it back to the default PETSCII character set by storing VRAM_petscii there.</text:p>
      <text:p text:style-name="P24">[scroll to make_smile]</text:p>
      <text:p text:style-name="P24">Finally, make_smile is called when S for Smile is pressed. Here we want to point data port zero to the start of the default PETSCII character set with a stride of 1 so that we can copy all 8 bytes of the smile array to the first 8 bytes of the character set to completely overwrite the @ symbol glyph with our happy little smileyface. So with the VRAM address set we initialize X to zero and go into the loop. We load a byte from smile and store it to data port zero, then increment X. If it’s reached 8, then we know the whole smileyface glyph has been written to VRAM and we can fall out of the loop and return.</text:p>
      <text:p text:style-name="P24">[Click on build.sh tab]</text:p>
      <text:p text:style-name="P24">Of course, we have a build script that will assemble vera.asm into VERA.PRG. So let’s go to the terminal and do it.</text:p>
      <text:p text:style-name="P25">[cut to terminal]</text:p>
      <text:p text:style-name="P25"><text:span text:style-name="T25">L</text:span>et’s call build.sh and then we’ll see VERA.PRG in our directory. Ok, let’s run the emulator and load it up. Let’s maximize it before we get started…</text:p>
      <text:p text:style-name="P25"/>
      <text:p text:style-name="P7">[cut to full-screen emulator]</text:p>
      <text:p text:style-name="P25">Ok, let’s load VERA.PRG… and run it. And now we see those two lines we printed out using the kernal. As expected, the second line is a bunch of graphical gibberish because we used <text:span text:style-name="T13">ASCII </text:span>capital letters in our source code. <text:span text:style-name="T13">So let’s see what happens when we switch to the Lower/Upper character set by pressing R. Ooh! We can now see our secret message! In fact, the letter cases all match the ASCII source. This is why you may want to switch to this character set for some text-based apps if you don’t plan on using all the graphical characters. Another R and we go back to the default.</text:span></text:p>
      <text:p text:style-name="P26">Let’s get a closer look by hitting I to zoom in. As you can see, each time I hit it, it doubles in zoom level until we can’t even fit a whole character in the display. So let’s step it back a bit by hitting O to zoom out. <text:span text:style-name="T29">This looks good, with the email address filling up the width of the display.</text:span> Now’s a good time to get rid of that boring old @ symbol and bring some joy to our program with a single keystroke. Ah yes, hitting S turns it into the smileyface and this email address is a lot happier. Of course, that is only with the default character set, and if we hit R again, we can still see the @ symbol in the Lower/Upper set.</text:p>
      <text:p text:style-name="P26">I think we’ve seen enough of layer 1, so let’s hit T to disable it. Ah, none more black. We have no layers enabled now, no sprites, nothing but the infinite darkness. So let’s hit P to see that palette hiding in layer 0. Oh very nice. But what’s that garbage on the side? Ah, we only changed that square of 256 characters. The rest of the layer still has random garbage, but in 256-color text mode, this means that we will have an all-black background and random colors and screen codes in the foreground. Let’s zoom out one click with an O, and now we can see more of the garbage surrounding our pretty little palette.</text:p>
      <text:p text:style-name="P26">Let’s hit T again to bring back our text, and there it is just how we left it, but zoomed out since last time. As you can see, layer 0 has completely disappeared, but it’s still there, hiding underneath all the opaque pixels in layer 1. Let’s change that by setting our background color to black by hitting zero. Yep, there it is, garbage and all filling in the background of our first two lines. If we hit P again, layer 0 will be disabled, and now we can see the pure blackness behind layer 1. We can try each of the other colors by going through the numbers. We already have white text, so hitting 1 does nothing, but 2 will change it to red. Then 3 gets us cyan, 4 gets us magenta, and 5 gets us green. <text:span text:style-name="T14">Let’s hit 1 again to go back to white text and we can start trying other backgrounds, starting with 6 that gets us trusty old blue. Then 7 gets us yellow, 8 orange, and 9 brown. </text:span><text:span text:style-name="T15">With white text for now, we can keep the foreground using index 1 but change that color to black by hitting C. Now this is an opaque black, which we can see by hitting P to re-enable layer 0 and nothing changes. But if we set the background to black by hitting zero, we can now see that foreground is opaque black sitting on top of the colors of layer 0. Hitting P again disables layer 0, and now we have black on black for those lines. Hitting C again will change color 1 back to white </text:span><text:span text:style-name="T16">and R brings back our happy smileyface.</text:span></text:p>
      <text:p text:style-name="P27"><text:span text:style-name="T26">T</text:span>hat’s everything this program can do, so let’s quit by hitting Q. And that’s all we’re going to do today. I hope you try running and playing with this program yourself and see how different display configurations work. Maybe add some new features or content. You should have enough tools at your disposal to do that now, so have fun. We’ll get to some more advanced topics in later episodes and learn how to make some really fancy graphics with VERA.</text:p>
      <text:p text:style-name="P1">[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2-16T15:15:00Z</meta:creation-date>
    <dc:date>2021-02-19T21:50:41.577193719</dc:date>
    <meta:editing-cycles>64</meta:editing-cycles>
    <meta:editing-duration>PT11H14M12S</meta:editing-duration>
    <meta:document-statistic meta:table-count="0" meta:image-count="0" meta:object-count="0" meta:page-count="15" meta:paragraph-count="108" meta:word-count="8456" meta:character-count="44556" meta:non-whitespace-character-count="36190"/>
    <meta:template xlink:type="simple" xlink:actuate="onRequest" xlink:title="" xlink:href="Normal.dotm"/>
  </office:meta>
</office:document-meta>
</file>